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a6911" officeooo:paragraph-rsid="000a6911"/>
    </style:style>
    <style:style style:name="P2" style:family="paragraph" style:parent-style-name="Standard">
      <style:text-properties officeooo:rsid="000d2415" officeooo:paragraph-rsid="000d2415"/>
    </style:style>
    <style:style style:name="P3" style:family="paragraph" style:parent-style-name="Standard">
      <style:text-properties officeooo:rsid="000d4c9f" officeooo:paragraph-rsid="000d4c9f"/>
    </style:style>
    <style:style style:name="P4" style:family="paragraph" style:parent-style-name="Standard">
      <style:text-properties officeooo:paragraph-rsid="000d4c9f"/>
    </style:style>
    <style:style style:name="T1" style:family="text">
      <style:text-properties officeooo:rsid="000bdb06"/>
    </style:style>
    <style:style style:name="T2" style:family="text">
      <style:text-properties officeooo:rsid="000d2415"/>
    </style:style>
    <style:style style:name="T3" style:family="text">
      <style:text-properties officeooo:rsid="000d4c9f"/>
    </style:style>
    <style:style style:name="T4" style:family="text">
      <style:text-properties officeooo:rsid="0010877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unning out of time? <text:span text:style-name="T2">(show stopwatch) </text:span>Have too many errands to run? <text:span text:style-name="T2">(someone running around) Feel like you have spaghetti for fingers?(spaghetti fingers) <text:s/></text:span>Maybe you should try Meatball Mercenaries! <text:span text:style-name="T2">(show app) </text:span><text:s/>It’s a new app from Spaghetti Code HQ to help with your everyday tasks. <text:span text:style-name="T1">This app is jam packed with intuitive features.(show jar of jam) <text:s/>You can add any task you need completed to the app, and anybody can bid to do your task. (task list) Need to water the garden? Add a task! Need your notes sorted? Add a task! Need your computer fixed? Add a task! Users can be rated good or bad depending on their performance.</text:span></text:p>
      <text:p text:style-name="P1"/>
      <text:p text:style-name="P2">Or maybe you have the opposite problem? Too much time on your hands?<text:span text:style-name="T3">(time going up)</text:span> Need some more money?(show money) <text:span text:style-name="T3">Then you could also try Meatball Mercenaries! You can bid on tasks other users add, as well as see which tasks are close to you. We have Over 6 million users! (on screen: 6 million* users! <text:s/>Tiny: *divided by 1 million)</text:span></text:p>
      <text:p text:style-name="P2"/>
      <text:p text:style-name="P3"><text:span text:style-name="T4">But wait, theres more, </text:span>Download now and receive a voucher for 25% off your first accepted task. <text:s/><text:span text:style-name="T4">Thats right, 25% off! So download now!</text:span></text:p>
      <text:p text:style-name="P3"/>
      <text:p text:style-name="P4"><text:span text:style-name="T3">Fast voice: </text:span>Accept His Noodly Magnificence into your heart, into your soul, and ye shall forever be free. R'Ame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CA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6T13:10:16.226491713</meta:creation-date>
    <dc:date>2018-04-06T15:21:42.719498011</dc:date>
    <meta:editing-duration>PT30M2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1" meta:paragraph-count="4" meta:word-count="214" meta:character-count="1206" meta:non-whitespace-character-count="991"/>
  </office:meta>
</office:document-meta>
</file>